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TSCENE 4: CANNOLI INTERROGATION</text:p>
      <text:p text:style-name="P1"/>
      <text:p text:style-name="P1">SUMMARY<text:span text:style-name="T1">: Mavish is being interrogated by Tony Cannoli.</text:span></text:p>
      <text:p text:style-name="P3"/>
      <text:p text:style-name="P2">PAGE 1. </text:p>
      <text:p text:style-name="P1">PANEL 1. DARKNESS, SWIRLING CHAOS</text:p>
      <text:p text:style-name="P3">MAVISH (V.O.): My mind wandered without aim as my unconscious reflected upon the chaos. </text:p>
      <text:p text:style-name="P3">MAVISH (V.O.): And then it began to dream.</text:p>
      <text:p text:style-name="P1">PANEL 2. SYLVIA'S FACE DISAPPEARING INTO A VOID</text:p>
      <text:p text:style-name="P3">MAVISH (V.O.): In my dream, I was an ant. </text:p>
      <text:p text:style-name="P3">MAVISH (V.O.): I was under the shadow of a woman I thought I had loved. She was holding a magnifying glass.</text:p>
      <text:p text:style-name="P3"/>
      <text:p text:style-name="P2">PAGE 2.</text:p>
      <text:p text:style-name="P4">PANEL 1. MAVISH MELTING</text:p>
      <text:p text:style-name="P5">MAVISH (V.O.): Sunlight poured through its lens and burned my feelers off, throwing me into a world of senselessness and not knowing what to do.</text:p>
      <text:p text:style-name="P4">PANEL 2. MAVISH FADING INTO DARKNESS</text:p>
      <text:p text:style-name="P5">MAVISH (V.O.): I was a lost, dying ant, lying in a field of dead ants.</text:p>
      <text:p text:style-name="P4">PANEL 3. PURE BLACKNESS</text:p>
      <text:p text:style-name="P5">MAVISH (V.O.): It was time for me to wake up – this dream was bugging me.</text:p>
      <text:p text:style-name="P5"/>
      <text:p text:style-name="P2">PAGE 3.</text:p>
      <text:p text:style-name="P4">PANEL 1. BLURRY CANNOLI FROM MAVISH'S POV</text:p>
      <text:p text:style-name="P5">CANNOLI: &lt;Wakey wakey!&gt;</text:p>
      <text:p text:style-name="P5">MAVISH: Huh...</text:p>
      <text:p text:style-name="P4">PANEL 2. CANNOLI SLIGHTLY COMING INTO FOCUS, SNAPPING HIS FINGERS</text:p>
      <text:p text:style-name="P5">&lt;SNAP! SNAP!&gt;</text:p>
      <text:p text:style-name="P5">CANNOLI: Come on detective, wake up!</text:p>
      <text:p text:style-name="P4">PANEL 3. CANNOLI IN VIEW, GRIPPING MAVISH</text:p>
      <text:p text:style-name="P5">CANNOLI: You awake yet, buddy?</text:p>
      <text:p text:style-name="P5"/>
      <text:p text:style-name="P2">PAGE 4.</text:p>
      <text:p text:style-name="P4">PANEL 1. MAVISH LOOKING UP UNDER HOT LIGHT</text:p>
      <text:p text:style-name="P5">MAVISH: ...Tony Cannoli.</text:p>
      <text:p text:style-name="P4">PANEL 2. CANNOLI TURNS AND LOOKS TO SYLVIA</text:p>
      <text:p text:style-name="P5">CANNOLI: (to Sylvia) He knows my name.</text:p>
      <text:p text:style-name="P4">PANEL 3. CANNOLI LOOKING AT MAVISH</text:p>
      <text:p text:style-name="P5">CANNOLI: I know your name too, <text:span text:style-name="T2">Mavish</text:span><text:span text:style-name="T3">.</text:span></text:p>
      <text:p text:style-name="P8"/>
      <text:p text:style-name="P10">PAGE 5.</text:p>
      <text:p text:style-name="P9">PANEL 1. MAVISH STRUGGLING, TIED TO A CHAIR</text:p>
      <text:p text:style-name="P8">&lt;SQUEAK!&gt;</text:p>
      <text:p text:style-name="P9">PANEL 2. MAVISH'S LOOK IN CONFUSION</text:p>
      <text:p text:style-name="P9">PANEL 3. CANNOLI GRINNING OVER MAVISH, PICKING UP SACK</text:p>
      <text:p text:style-name="P8">CANNOLI: You're not goin' nowhere, detective.</text:p>
      <text:p text:style-name="P9">PANEL 4. CANNOLI POURING BROKEN GLASS ONTO THE FLOOR</text:p>
      <text:p text:style-name="P5"><text:span text:style-name="T3">CANNOLI: Not until it's </text:span><text:span text:style-name="T2">time.</text:span></text:p>
      <text:p text:style-name="P11">PAGE 6.</text:p>
      <text:p text:style-name="P9">PANEL 1. MAVISH TALKING TO CANNOLI</text:p>
      <text:p text:style-name="P8">MAVISH: Time for what? For me to leave?</text:p>
      <text:p text:style-name="P9">PANEL 2. CANNOLI WHACKS MAVISH WITH HIS SHOES</text:p>
      <text:p text:style-name="P8">MAVISH: Oof!</text:p>
      <text:p text:style-name="P9">PANEL 3. CANNOLI DUSTING OFF SHOES</text:p>
      <text:p text:style-name="P8">CANNOLI: How've you been since we last met?</text:p>
      <text:p text:style-name="P9">PANEL 4. MAVISH TILTING HIS HEAD UP</text:p>
      <text:p text:style-name="P8">MAVISH: I don't know what the hell you're talkin' about.</text:p>
      <text:p text:style-name="P8"/>
      <text:p text:style-name="P10">PAGE 7.</text:p>
      <text:p text:style-name="P9">PANEL 1. CANNOLI LOOKS TO SYLVIA</text:p>
      <text:p text:style-name="P8">CANNOLI: Syl, could you leave me and Mavish here to talk.</text:p>
      <text:p text:style-name="P9">PANEL 2. SYLVIA LOOKS TO MAVISH WITH SORROW IN HER EYES</text:p>
      <text:p text:style-name="P9">PANEL 3. HIGH ANGLE ON MAVISH – HE LOOKS DISGRACED</text:p>
      <text:p text:style-name="P8">SYLVIA: (hesistantly) Sure thing, boss . . .</text:p>
      <text:p text:style-name="P9"/>
      <text:p text:style-name="P10">PAGE 8.</text:p>
      <text:p text:style-name="P9">PANEL 1. WIDE ANGLE OF MAVISH AND CANNOLI – THE STAREDOWN BEGINS</text:p>
      <text:p text:style-name="P9">PANEL 2. CANNOLI </text:p>
      <text:p text:style-name="P8">CANNOLI: I got a few questions for you, detective.</text:p>
      <text:p text:style-name="P9">PANEL 3. MAVISH</text:p>
      <text:p text:style-name="P8">MAVISH: I don't care about your questions, Cannoli. You killed my partner.</text:p>
      <text:p text:style-name="P9">PANEL 4. CANNOLI</text:p>
      <text:p text:style-name="P8">CANNOLI: Oh yeah? You killed my mole. From your perspective, we're on equal terms then, ain't we?</text:p>
      <text:p text:style-name="P8">MAVISH: Not even close.</text:p>
      <text:p text:style-name="P8"/>
      <text:p text:style-name="P10">PAGE 9.</text:p>
      <text:p text:style-name="P9">PANEL 1. CANNOLI STANDS UP</text:p>
      <text:p text:style-name="P8">CANNOLI: What was so important about him, Mavish?</text:p>
      <text:p text:style-name="P9">PANEL 2. MAVISH LOOKS UP</text:p>
      <text:p text:style-name="P8">MAVISH: He was a good man. He was a damn good detective. </text:p>
      <text:p text:style-name="P8">MAVISH: He knew things.</text:p>
      <text:p text:style-name="P9">PANEL 3. CANNOLI LOOKING TO HIM</text:p>
      <text:p text:style-name="P8">CANNOLI: What kind of things?</text:p>
      <text:p text:style-name="P9">PANEL 4. MAVISH DIVERTING EYES</text:p>
      <text:p text:style-name="P8">MAVISH: I can't explain it, and I'm not about to.</text:p>
      <text:p text:style-name="P8">MAVISH: All I care about is that you killed him.</text:p>
      <text:p text:style-name="P8"/>
      <text:p text:style-name="P10">PAGE 10.</text:p>
      <text:p text:style-name="P9">PANEL 1. CANNOLI CROUCHING DOWN TO MAVISH</text:p>
      <text:p text:style-name="P8">CANNOLI: Oh yeah? Whatcha gonna do about it?</text:p>
      <text:p text:style-name="P9">PANEL 2. MAVISH SPITS</text:p>
      <text:p text:style-name="P9">PANEL 3. CANNOLI HAS SPIT ON HIS FACE</text:p>
      <text:p text:style-name="P9">PANEL 4. CANNOLI WIPING HIS FACE</text:p>
      <text:p text:style-name="P5"><text:span text:style-name="T3">CANNOLI: You got some kinda </text:span><text:span text:style-name="T2">death wish</text:span><text:span text:style-name="T3">.</text:span></text:p>
      <text:p text:style-name="P9">PANEL 5. MAVISH FIRING BACK FIESTILY</text:p>
      <text:p text:style-name="P8">MAVISH: Yeah, I do. For you.</text:p>
      <text:p text:style-name="P8"/>
      <text:p text:style-name="P10"><text:soft-page-break/>PAGE 11.</text:p>
      <text:p text:style-name="P9">PANEL 1. CANNOLI STANDING UP</text:p>
      <text:p text:style-name="P8">CANNOLI: Enough talk, how about we . . .</text:p>
      <text:p text:style-name="P8">&lt;RUMBLE!&gt;</text:p>
      <text:p text:style-name="P9">PANEL 2. CANNOLI LOOKING OVER AFTER LOUD RUMBLE, AFRAID</text:p>
      <text:p text:style-name="P9">PANEL 3. CANNOLI TURNING BACK TO MAVISH</text:p>
      <text:p text:style-name="P8">CANNOLI: Don't you worry, Mavish. Things are falling into place.</text:p>
      <text:p text:style-name="P8"/>
      <text:p text:style-name="P10">PAGE 12.</text:p>
      <text:p text:style-name="P9">PANEL 1. MAVISH, AFRAID</text:p>
      <text:p text:style-name="P8">MAVISH: What's going on, Cannoli?</text:p>
      <text:p text:style-name="P9">PANEL 2. CANNOLI <text:s/>LEAVING TO SHED DOOR</text:p>
      <text:p text:style-name="P8">CANNOLI: Don't worry, I'll be back.</text:p>
      <text:p text:style-name="P9">PANEL 3. MAVISH SITTING</text:p>
      <text:p text:style-name="P8">&lt;SLAM! Of door offscreen&gt;</text:p>
      <text:p text:style-name="P8"/>
      <text:p text:style-name="P10">PAGE 13.</text:p>
      <text:p text:style-name="P9">PANEL 1. MAVISH IN WIDE, TIED TO A CHAIR</text:p>
      <text:p text:style-name="P8">MAVISH (V.O.): I was in a hell of a situation.</text:p>
      <text:p text:style-name="P8">MAVISH (V.O.): First my partner died, then my department fell apart, then the love of my life betrayed me. Things were getting out of hand.</text:p>
      <text:p text:style-name="P8">MAVISH (V.O.): But now it was time for things to change. And for things to change, I needed a change in mindset.</text:p>
      <text:p text:style-name="P8">MAVISH: (worriedly) I've gotta get outta here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9T18:24:25.13</meta:creation-date>
    <dc:date>2018-06-03T16:45:39.90</dc:date>
    <dc:creator>Ezry Bennett</dc:creator>
    <meta:editing-duration>PT5H14M46S</meta:editing-duration>
    <meta:editing-cycles>8</meta:editing-cycles>
    <meta:generator>OpenOffice/4.0.1$Win32 OpenOffice.org_project/401m5$Build-9714</meta:generator>
    <meta:document-statistic meta:table-count="0" meta:image-count="0" meta:object-count="0" meta:page-count="3" meta:paragraph-count="104" meta:word-count="728" meta:character-count="3990"/>
  </office:meta>
</office:document-meta>
</file>